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25in" fo:margin-bottom="0.1666in" fo:line-height="120%" fo:margin-right="-0.375in"/>
    </style:style>
    <style:style style:name="T3" style:parent-style-name="Fonteparág.padrão" style:family="text">
      <style:text-properties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P5" style:parent-style-name="Standard" style:family="paragraph">
      <style:text-properties fo:font-size="28pt" style:font-size-asian="28pt" style:font-size-complex="28pt"/>
    </style:style>
    <style:style style:name="P6" style:parent-style-name="Standard" style:family="paragraph">
      <style:paragraph-properties fo:text-align="end" fo:margin-top="0.0416in" fo:line-height="120%"/>
    </style:style>
    <style:style style:name="T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text-align="end" fo:margin-top="0.0416in" fo:line-height="120%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text-align="end" fo:margin-top="0.0416in" fo:line-height="120%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text-align="end" fo:margin-top="0.0416in" fo:margin-bottom="0.0416in" fo:line-height="120%"/>
    </style:style>
    <style:style style:name="T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6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7" style:parent-style-name="Standard" style:family="paragraph">
      <style:paragraph-properties fo:text-align="center" fo:line-height="120%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0" style:family="table-column">
      <style:table-column-properties style:column-width="0.9791in" style:use-optimal-column-width="false"/>
    </style:style>
    <style:style style:name="TableColumn21" style:family="table-column">
      <style:table-column-properties style:column-width="0.6805in" style:use-optimal-column-width="false"/>
    </style:style>
    <style:style style:name="TableColumn22" style:family="table-column">
      <style:table-column-properties style:column-width="3.0201in" style:use-optimal-column-width="false"/>
    </style:style>
    <style:style style:name="TableColumn23" style:family="table-column">
      <style:table-column-properties style:column-width="1.5875in" style:use-optimal-column-width="false"/>
    </style:style>
    <style:style style:name="Table19" style:family="table">
      <style:table-properties style:width="6.267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6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9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30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2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33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4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5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36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39" style:parent-style-name="Standard" style:family="paragraph">
      <style:paragraph-properties fo:margin-left="-0.0694in">
        <style:tab-stops/>
      </style:paragraph-properties>
    </style:style>
    <style:style style:name="TableCell4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1" style:parent-style-name="Standard" style:family="paragraph">
      <style:paragraph-properties fo:margin-left="-0.0694in">
        <style:tab-stops/>
      </style:paragraph-properties>
    </style:style>
    <style:style style:name="TableCell42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3" style:parent-style-name="Standard" style:family="paragraph">
      <style:paragraph-properties fo:margin-left="-0.0694in">
        <style:tab-stops/>
      </style:paragraph-properties>
    </style:style>
    <style:style style:name="TableCell44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5" style:parent-style-name="Standard" style:family="paragraph">
      <style:paragraph-properties fo:margin-left="-0.0694in">
        <style:tab-stops/>
      </style:paragraph-properties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8" style:parent-style-name="Standard" style:family="paragraph">
      <style:paragraph-properties fo:margin-left="-0.0694in">
        <style:tab-stops/>
      </style:paragraph-properties>
    </style:style>
    <style:style style:name="TableCell4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0" style:parent-style-name="Standard" style:family="paragraph">
      <style:paragraph-properties fo:margin-left="-0.0694in">
        <style:tab-stops/>
      </style:paragraph-properties>
    </style:style>
    <style:style style:name="TableCell5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2" style:parent-style-name="Standard" style:family="paragraph">
      <style:paragraph-properties fo:margin-left="-0.0694in">
        <style:tab-stops/>
      </style:paragraph-properties>
    </style:style>
    <style:style style:name="TableCell5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4" style:parent-style-name="Standard" style:family="paragraph">
      <style:paragraph-properties fo:margin-left="-0.0694in">
        <style:tab-stops/>
      </style:paragraph-properties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7" style:parent-style-name="Standard" style:family="paragraph">
      <style:paragraph-properties fo:margin-left="-0.0694in">
        <style:tab-stops/>
      </style:paragraph-properties>
    </style:style>
    <style:style style:name="TableCell5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9" style:parent-style-name="Standard" style:family="paragraph">
      <style:paragraph-properties fo:margin-left="-0.0694in">
        <style:tab-stops/>
      </style:paragraph-properties>
    </style:style>
    <style:style style:name="TableCell6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61" style:parent-style-name="Standard" style:family="paragraph">
      <style:paragraph-properties fo:margin-left="-0.0694in">
        <style:tab-stops/>
      </style:paragraph-properties>
    </style:style>
    <style:style style:name="TableCell62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63" style:parent-style-name="Standard" style:family="paragraph">
      <style:paragraph-properties fo:margin-left="-0.0694in">
        <style:tab-stops/>
      </style:paragraph-properties>
    </style:style>
    <style:style style:name="P64" style:parent-style-name="Normal" style:family="paragraph">
      <style:paragraph-properties fo:break-before="page"/>
      <style:text-properties fo:hyphenate="true"/>
    </style:style>
    <style:style style:name="T65" style:parent-style-name="Fonteparág.padrão" style:family="text">
      <style:text-properties style:use-window-font-color="true"/>
    </style:style>
    <style:style style:name="P66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67" style:parent-style-name="Hyperlink" style:family="text">
      <style:text-properties fo:font-weight="bold" style:font-weight-asian="bold" style:font-weight-complex="bold"/>
    </style:style>
    <style:style style:name="T6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T69" style:parent-style-name="Hyperlink" style:family="text">
      <style:text-properties fo:font-weight="bold" style:font-weight-asian="bold" style:font-weight-complex="bold"/>
    </style:style>
    <style:style style:name="P70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71" style:parent-style-name="Hyperlink" style:family="text">
      <style:text-properties fo:font-weight="bold" style:font-weight-asian="bold" style:font-weight-complex="bold"/>
    </style:style>
    <style:style style:name="T7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T73" style:parent-style-name="Hyperlink" style:family="text">
      <style:text-properties fo:font-weight="bold" style:font-weight-asian="bold" style:font-weight-complex="bold"/>
    </style:style>
    <style:style style:name="P7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31in"/>
        </style:tab-stops>
      </style:paragraph-properties>
    </style:style>
    <style:style style:name="T75" style:parent-style-name="Hyperlink" style:family="text">
      <style:text-properties fo:font-weight="bold" style:font-weight-asian="bold" style:font-weight-complex="bold"/>
    </style:style>
    <style:style style:name="T7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T77" style:parent-style-name="Hyperlink" style:family="text">
      <style:text-properties fo:font-weight="bold" style:font-weight-asian="bold" style:font-weight-complex="bold"/>
    </style:style>
    <style:style style:name="P78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79" style:parent-style-name="Título1" style:family="paragraph">
      <style:paragraph-properties fo:margin-top="0in" fo:line-height="120%"/>
    </style:style>
    <style:style style:name="T80" style:parent-style-name="Fonteparág.padrão" style:family="text">
      <style:text-properties fo:font-weight="bold" style:font-weight-asian="bold" style:font-weight-complex="bold"/>
    </style:style>
    <style:style style:name="P81" style:parent-style-name="Standard" style:family="paragraph">
      <style:paragraph-properties fo:text-indent="0.5in"/>
    </style:style>
    <style:style style:name="P82" style:parent-style-name="Título1" style:family="paragraph">
      <style:paragraph-properties fo:margin-top="0in" fo:line-height="120%"/>
    </style:style>
    <style:style style:name="T83" style:parent-style-name="Fonteparág.padrão" style:family="text">
      <style:text-properties fo:font-weight="bold" style:font-weight-asian="bold" style:font-weight-complex="bold"/>
    </style:style>
    <style:style style:name="P84" style:parent-style-name="Standard" style:family="paragraph">
      <style:paragraph-properties fo:text-indent="0.5in"/>
    </style:style>
    <style:style style:name="TableColumn86" style:family="table-column">
      <style:table-column-properties style:column-width="2.0902in" style:use-optimal-column-width="false"/>
    </style:style>
    <style:style style:name="TableColumn87" style:family="table-column">
      <style:table-column-properties style:column-width="2.0902in" style:use-optimal-column-width="false"/>
    </style:style>
    <style:style style:name="TableColumn88" style:family="table-column">
      <style:table-column-properties style:column-width="2.0902in" style:use-optimal-column-width="false"/>
    </style:style>
    <style:style style:name="Table85" style:family="table">
      <style:table-properties style:width="6.2708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center" fo:line-height="100%"/>
    </style:style>
    <style:style style:name="TableCell92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line-height="100%"/>
    </style:style>
    <style:style style:name="TableCell94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line-height="100%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line-height="100%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TableCell10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line-height="100%"/>
    </style:style>
    <style:style style:name="TableCell10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line-height="100%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line-height="100%"/>
    </style:style>
    <style:style style:name="TableCell11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line-height="100%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</style:style>
    <style:style style:name="TableCell12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line-height="100%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P138" style:parent-style-name="Título1" style:family="paragraph">
      <style:paragraph-properties fo:margin-top="0in" fo:line-height="120%" fo:margin-left="0.5in">
        <style:tab-stops/>
      </style:paragraph-properties>
    </style:style>
    <style:style style:name="P139" style:parent-style-name="Título1" style:family="paragraph">
      <style:paragraph-properties fo:margin-top="0in" fo:line-height="120%"/>
    </style:style>
    <style:style style:name="T140" style:parent-style-name="Fonteparág.padrão" style:family="text">
      <style:text-properties fo:font-weight="bold" style:font-weight-asian="bold" style:font-weight-complex="bold"/>
    </style:style>
    <style:style style:name="P141" style:parent-style-name="Standard" style:family="paragraph">
      <style:paragraph-properties fo:text-indent="0.5in"/>
    </style:style>
    <style:style style:name="P142" style:parent-style-name="Standard" style:family="paragraph">
      <style:paragraph-properties fo:text-indent="0.5in"/>
    </style:style>
    <style:style style:name="TableColumn144" style:family="table-column">
      <style:table-column-properties style:column-width="2.0902in" style:use-optimal-column-width="false"/>
    </style:style>
    <style:style style:name="TableColumn145" style:family="table-column">
      <style:table-column-properties style:column-width="2.0902in" style:use-optimal-column-width="false"/>
    </style:style>
    <style:style style:name="TableColumn146" style:family="table-column">
      <style:table-column-properties style:column-width="2.0902in" style:use-optimal-column-width="false"/>
    </style:style>
    <style:style style:name="Table143" style:family="table">
      <style:table-properties style:width="6.2708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center" fo:line-height="100%"/>
    </style:style>
    <style:style style:name="TableCell150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center" fo:line-height="100%"/>
    </style:style>
    <style:style style:name="TableCell152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 fo:line-height="100%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TableCell15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line-height="100%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line-height="100%"/>
    </style:style>
    <style:style style:name="TableCell16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line-height="100%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</style:style>
    <style:style style:name="TableCell17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line-height="100%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line-height="100%"/>
    </style:style>
    <style:style style:name="TableCell18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line-height="100%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line-height="100%"/>
    </style:style>
    <style:style style:name="TableCell18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00%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</style:style>
    <style:style style:name="TableCell19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line-height="100%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line-height="100%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line-height="100%"/>
    </style:style>
    <style:style style:name="TableCell20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line-height="100%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TableCell20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line-height="100%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line-height="100%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line-height="100%"/>
    </style:style>
    <style:style style:name="TableCell22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line-height="100%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</style:style>
    <style:style style:name="TableCell22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line-height="100%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line-height="100%"/>
    </style:style>
    <style:style style:name="TableCell23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line-height="100%"/>
    </style:style>
    <style:style style:name="TableCell24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line-height="100%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line-height="100%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line-height="100%"/>
    </style:style>
    <style:style style:name="TableCell25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line-height="100%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line-height="100%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line-height="100%"/>
    </style:style>
    <style:style style:name="TableCell25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line-height="100%"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line-height="100%"/>
    </style:style>
    <style:style style:name="TableCell26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line-height="100%"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line-height="100%"/>
    </style:style>
    <style:style style:name="TableCell27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5" style:parent-style-name="Standard" style:family="paragraph">
      <style:paragraph-properties fo:line-height="100%"/>
    </style:style>
    <style:style style:name="TableCell2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7" style:parent-style-name="Standard" style:family="paragraph">
      <style:paragraph-properties fo:line-height="100%"/>
    </style:style>
    <style:style style:name="TableCell27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line-height="100%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2" style:parent-style-name="Standard" style:family="paragraph">
      <style:paragraph-properties fo:line-height="100%"/>
    </style:style>
    <style:style style:name="TableCell2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4" style:parent-style-name="Standard" style:family="paragraph">
      <style:paragraph-properties fo:line-height="100%"/>
    </style:style>
    <style:style style:name="TableCell28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86" style:parent-style-name="Standard" style:family="paragraph">
      <style:paragraph-properties fo:line-height="100%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9" style:parent-style-name="Standard" style:family="paragraph">
      <style:paragraph-properties fo:line-height="100%"/>
    </style:style>
    <style:style style:name="TableCell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1" style:parent-style-name="Standard" style:family="paragraph">
      <style:paragraph-properties fo:line-height="100%"/>
    </style:style>
    <style:style style:name="TableCell29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93" style:parent-style-name="Standard" style:family="paragraph">
      <style:paragraph-properties fo:line-height="100%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line-height="100%"/>
    </style:style>
    <style:style style:name="TableCell2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line-height="100%"/>
    </style:style>
    <style:style style:name="TableCell29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line-height="100%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line-height="100%"/>
    </style:style>
    <style:style style:name="TableCell3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5" style:parent-style-name="Standard" style:family="paragraph">
      <style:paragraph-properties fo:line-height="100%"/>
    </style:style>
    <style:style style:name="TableCell30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line-height="100%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line-height="100%"/>
    </style:style>
    <style:style style:name="TableCell3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2" style:parent-style-name="Standard" style:family="paragraph">
      <style:paragraph-properties fo:line-height="100%"/>
    </style:style>
    <style:style style:name="TableCell31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14" style:parent-style-name="Standard" style:family="paragraph">
      <style:paragraph-properties fo:line-height="100%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7" style:parent-style-name="Standard" style:family="paragraph">
      <style:paragraph-properties fo:line-height="100%"/>
    </style:style>
    <style:style style:name="TableCell3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9" style:parent-style-name="Standard" style:family="paragraph">
      <style:paragraph-properties fo:line-height="100%"/>
    </style:style>
    <style:style style:name="TableCell32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line-height="100%"/>
    </style:style>
    <style:style style:name="P322" style:parent-style-name="Standard" style:family="paragraph">
      <style:paragraph-properties fo:text-indent="0.5in"/>
    </style:style>
  </office:automatic-styles>
  <office:body>
    <office:text text:use-soft-page-breaks="true">
      <text:p text:style-name="P1"><text:span text:style-name="T3">Rotina de Teste Manual do Código Fonte</text:span></text:p>
      <text:p text:style-name="P4"/>
      <text:p text:style-name="P5"/>
      <text:p text:style-name="P6"><text:span text:style-name="T7">Projeto: SRVI</text:span></text:p>
      <text:p text:style-name="P8"><text:span text:style-name="T9">Responsável pela Elaboração: Marcos Vinicius</text:span></text:p>
      <text:p text:style-name="P10"><text:span text:style-name="T11">Função do Responsável: Gerência de Verificação e Validação</text:span></text:p>
      <text:p text:style-name="P12"><text:span text:style-name="T13">E-mail do Responsável:<text:s/></text:span><text:span text:style-name="T14">marcos.v.silva@live.com</text:span></text:p>
      <text:p text:style-name="P15"/>
      <text:p text:style-name="P16"/>
      <text:p text:style-name="P17"><text:span text:style-name="T18">Histórico de Alterações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Data</text:span></text:p>
          </table:table-cell>
          <table:table-cell table:style-name="TableCell28">
            <text:p text:style-name="P29"><text:span text:style-name="T30">Versão</text:span></text:p>
          </table:table-cell>
          <table:table-cell table:style-name="TableCell31">
            <text:p text:style-name="P32"><text:span text:style-name="T33">Descrição</text:span></text:p>
          </table:table-cell>
          <table:table-cell table:style-name="TableCell34">
            <text:p text:style-name="P35"><text:span text:style-name="T36">Autor</text:span></text:p>
          </table:table-cell>
        </table:table-row>
        <table:table-row table:style-name="TableRow37">
          <table:table-cell table:style-name="TableCell38">
            <text:p text:style-name="P39">31/05/15</text:p>
          </table:table-cell>
          <table:table-cell table:style-name="TableCell40">
            <text:p text:style-name="P41">1.0</text:p>
          </table:table-cell>
          <table:table-cell table:style-name="TableCell42">
            <text:p text:style-name="P43">Criação da rotina de teste manual do código-fonte</text:p>
          </table:table-cell>
          <table:table-cell table:style-name="TableCell44">
            <text:p text:style-name="P45">Marcos Vinicius</text:p>
          </table:table-cell>
        </table:table-row>
        <table:table-row table:style-name="TableRow46">
          <table:table-cell table:style-name="TableCell47">
            <text:p text:style-name="P48">03/06/15</text:p>
          </table:table-cell>
          <table:table-cell table:style-name="TableCell49">
            <text:p text:style-name="P50">2.0</text:p>
          </table:table-cell>
          <table:table-cell table:style-name="TableCell51">
            <text:p text:style-name="P52">Criação da rotina de teste manual do código-fonte para o 2º Sprint</text:p>
          </table:table-cell>
          <table:table-cell table:style-name="TableCell53">
            <text:p text:style-name="P54">Marcos Vinicius</text:p>
          </table:table-cell>
        </table:table-row>
        <table:table-row table:style-name="TableRow55">
          <table:table-cell table:style-name="TableCell56">
            <text:p text:style-name="P57">11/06/15</text:p>
          </table:table-cell>
          <table:table-cell table:style-name="TableCell58">
            <text:p text:style-name="P59">3.0</text:p>
          </table:table-cell>
          <table:table-cell table:style-name="TableCell60">
            <text:p text:style-name="P61">Criação da rotina de teste manual do código-fonte para o 3º Sprint</text:p>
          </table:table-cell>
          <table:table-cell table:style-name="TableCell62">
            <text:p text:style-name="P63">Marcos Vinicius</text:p>
          </table:table-cell>
        </table:table-row>
      </table:table>
      <text:p text:style-name="Standard"/>
      <text:p text:style-name="P64"/>
      <text:p text:style-name="CabeçalhodoSumário"><text:bookmark-start text:name="h.hkkaojit8diq"/><text:bookmark-start text:name="_Toc421923513"/><text:bookmark-end text:name="h.hkkaojit8diq"/><text:span text:style-name="T65">Sumário</text:span><text:bookmark-end text:name="_Toc421923513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abeçalhodoSumário"/>
          <text:p text:style-name="P66"><text:a xlink:href="#_Toc421923514" office:target-frame-name="_top" xlink:show="replace"><text:span text:style-name="T67">1.</text:span><text:span text:style-name="T68"><text:tab/></text:span><text:span text:style-name="T69">Propósito</text:span><text:tab/>3</text:a></text:p>
          <text:p text:style-name="P70"><text:a xlink:href="#_Toc421923515" office:target-frame-name="_top" xlink:show="replace"><text:span text:style-name="T71">2.</text:span><text:span text:style-name="T72"><text:tab/></text:span><text:span text:style-name="T73">Atividades</text:span><text:tab/>3</text:a></text:p>
          <text:p text:style-name="P74"><text:a xlink:href="#_Toc421923516" office:target-frame-name="_top" xlink:show="replace"><text:span text:style-name="T75">3.</text:span><text:span text:style-name="T76"><text:tab/></text:span><text:span text:style-name="T77">Casos de teste</text:span><text:tab/>4</text:a></text:p>
        </text:index-body>
      </text:table-of-content>
      <text:p text:style-name="Normal"/>
      <text:p text:style-name="P78"/>
      <text:list text:style-name="LS1">
        <text:list-item text:start-value="1">
          <text:p text:style-name="P79"><text:bookmark-start text:name="h.wecza2mzcb9e"/><text:bookmark-start text:name="_Toc420845613"/><text:bookmark-start text:name="_Toc421923514"/><text:bookmark-end text:name="h.wecza2mzcb9e"/><text:span text:style-name="T80">Propósito</text:span><text:bookmark-end text:name="_Toc420845613"/><text:bookmark-end text:name="_Toc421923514"/></text:p>
        </text:list-item>
      </text:list>
      <text:p text:style-name="P81">Definir uma rotina de teste contento as atividades a serem realizadas no software em execução e os resultados esperados para cada atividade.</text:p>
      <text:list text:style-name="LS1" text:continue-numbering="true">
        <text:list-item>
          <text:p text:style-name="P82"><text:bookmark-start text:name="h.ht2p3ko8w26w"/><text:bookmark-start text:name="_Toc420845614"/><text:bookmark-start text:name="_Toc421923515"/><text:bookmark-end text:name="h.ht2p3ko8w26w"/><text:span text:style-name="T83">Atividades</text:span><text:bookmark-end text:name="_Toc420845614"/><text:bookmark-end text:name="_Toc421923515"/></text:p>
        </text:list-item>
      </text:list>
      <text:p text:style-name="P84">A seguir estão descritas as atividades a serem realizadas e os resultados esperados para cada atividade:</text:p>
      <text:p text:style-name="Standard"><text:bookmark-start text:name="h.izhod3o2q15w"/><text:bookmark-end text:name="h.izhod3o2q15w"/>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Atividade</text:p>
          </table:table-cell>
          <table:table-cell table:style-name="TableCell92">
            <text:p text:style-name="P93">Descrição</text:p>
          </table:table-cell>
          <table:table-cell table:style-name="TableCell94">
            <text:p text:style-name="P95">Resultado Esperado</text:p>
          </table:table-cell>
        </table:table-row>
        <table:table-row table:style-name="TableRow96">
          <table:table-cell table:style-name="TableCell97">
            <text:p text:style-name="P98">Link “Gerenciar Funcionários”</text:p>
          </table:table-cell>
          <table:table-cell table:style-name="TableCell99">
            <text:p text:style-name="P100">Clicar no link “Gerenciar Funcionários”</text:p>
          </table:table-cell>
          <table:table-cell table:style-name="TableCell101">
            <text:p text:style-name="P102">Ao realizar está atividade o software deve testar se o funcionário tem acesso de nível Gerente, se verdadeiro<text:s/>deve exibir dois links, um link para “Cadastro de Funcionário” e outro link para “Mostrar Funcionários”, se falso deve solicitar o login de usuário de nível de Gerente.</text:p>
          </table:table-cell>
        </table:table-row>
        <table:table-row table:style-name="TableRow103">
          <table:table-cell table:style-name="TableCell104">
            <text:p text:style-name="P105">Link “Gerenciar Funcionários” / “Cadastrar Funcionários”</text:p>
          </table:table-cell>
          <table:table-cell table:style-name="TableCell106">
            <text:p text:style-name="P107">Clicar no link “Gerenciar Funcionários” / “Cadastrar Funcionários”</text:p>
          </table:table-cell>
          <table:table-cell table:style-name="TableCell108">
            <text:p text:style-name="P109">Ao realizar esta atividade o software deve possibilitar que o funcionário cadastre as informações de um novo funcionário, como Nome, Email, Senha, Data de nascimento, Nível de acesso, Matrícula, Função e disponibilizar<text:s/>um link para Enviar.</text:p>
          </table:table-cell>
        </table:table-row>
        <table:table-row table:style-name="TableRow110">
          <table:table-cell table:style-name="TableCell111">
            <text:p text:style-name="P112">Link “Gerenciar Funcionários” / “Cadastrar Funcionários” / “Enviar”<text:s/></text:p>
          </table:table-cell>
          <table:table-cell table:style-name="TableCell113">
            <text:p text:style-name="P114">Clicar no link “Gerenciar Funcionários” / “Cadastrar Funcionários” / “Enviar”</text:p>
          </table:table-cell>
          <table:table-cell table:style-name="TableCell115">
            <text:p text:style-name="P116">Ao realizar está atividade o software deve armazenar as informações disponibilizadas<text:s/>pelo usuário no banco de dados.</text:p>
          </table:table-cell>
        </table:table-row>
        <table:table-row table:style-name="TableRow117">
          <table:table-cell table:style-name="TableCell118">
            <text:p text:style-name="P119">Link “Gerenciar Funcionários” / “Mostrar Funcionários”</text:p>
          </table:table-cell>
          <table:table-cell table:style-name="TableCell120">
            <text:p text:style-name="P121">Clicar no link “Gerenciar Funcionários” / “Mostrar Funcionários”</text:p>
          </table:table-cell>
          <table:table-cell table:style-name="TableCell122">
            <text:p text:style-name="P123">Ao realizar está atividade o software deve listar os funcionários cadastrados no sistema, com opção de<text:s/>alterar dados do funcionário e excluir funcionário.</text:p>
          </table:table-cell>
        </table:table-row>
        <table:table-row table:style-name="TableRow124">
          <table:table-cell table:style-name="TableCell125">
            <text:p text:style-name="P126">Link “Gerenciar Funcionários” / “Mostrar Funcionários” / “Alterar dados do funcionário”</text:p>
          </table:table-cell>
          <table:table-cell table:style-name="TableCell127">
            <text:p text:style-name="P128">Clicar no link “Gerenciar Funcionários” / “Mostrar Funcionários” / “Alterar dados do funcionário”</text:p>
          </table:table-cell>
          <table:table-cell table:style-name="TableCell129">
            <text:p text:style-name="P130">Ao realizar está<text:s/>atividade o software redireciona o funcionário para a tela de cadastro de funcionário, com todas as informações cadastradas já preenchidas,<text:s/><text:soft-page-break/>alterando a mensagem do botão enviar para salvar.</text:p>
          </table:table-cell>
        </table:table-row>
        <text:soft-page-break/>
        <table:table-row table:style-name="TableRow131">
          <table:table-cell table:style-name="TableCell132">
            <text:p text:style-name="P133">Link “Gerenciar Funcionários” / “Mostrar Funcionários” / “Excluir<text:s/>funcionário”</text:p>
          </table:table-cell>
          <table:table-cell table:style-name="TableCell134">
            <text:p text:style-name="P135">Clicar no link “Gerenciar Funcionários” / “Mostrar Funcionários” / “Excluir funcionário”</text:p>
          </table:table-cell>
          <table:table-cell table:style-name="TableCell136">
            <text:p text:style-name="P137">Ao realizar está atividade o software deve exibir uma mensagem de confirmação de exclusão, e se confirmado realizar a exclusão do funcionário, caso abortado, cancelar a exclusão do funcionário.</text:p>
          </table:table-cell>
        </table:table-row>
      </table:table>
      <text:h text:style-name="P138" text:outline-level="1"><text:bookmark-start text:name="_Toc420845615"/></text:h>
      <text:list text:style-name="LS1" text:continue-numbering="true">
        <text:list-item>
          <text:p text:style-name="P139"><text:bookmark-start text:name="_Toc421923516"/><text:span text:style-name="T140">Casos de teste</text:span><text:bookmark-end text:name="_Toc420845615"/><text:bookmark-end text:name="_Toc421923516"/></text:p>
        </text:list-item>
      </text:list>
      <text:p text:style-name="P141">A seguir, estão descritas as entradas válidas e inválidas para as funcionalidades que permitem entradas do software, com os resultados esperados.</text:p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Funcionalidade</text:p>
          </table:table-cell>
          <table:table-cell table:style-name="TableCell150">
            <text:p text:style-name="P151">Entrada</text:p>
          </table:table-cell>
          <table:table-cell table:style-name="TableCell152">
            <text:p text:style-name="P153">Resultado Esperado</text:p>
          </table:table-cell>
        </table:table-row>
        <table:table-row table:style-name="TableRow154">
          <table:table-cell table:style-name="TableCell155">
            <text:p text:style-name="P156">Cadastro<text:s/>de funcionário</text:p>
          </table:table-cell>
          <table:table-cell table:style-name="TableCell157">
            <text:p text:style-name="P158">Nome em branco</text:p>
          </table:table-cell>
          <table:table-cell table:style-name="TableCell159">
            <text:p text:style-name="P160">Mensagem de advertência e não proceder cadastro</text:p>
          </table:table-cell>
        </table:table-row>
        <table:table-row table:style-name="TableRow161">
          <table:table-cell table:style-name="TableCell162">
            <text:p text:style-name="P163">Cadastro de funcionário</text:p>
          </table:table-cell>
          <table:table-cell table:style-name="TableCell164">
            <text:p text:style-name="P165">Nome com apenas um caractere</text:p>
          </table:table-cell>
          <table:table-cell table:style-name="TableCell166">
            <text:p text:style-name="P167">Mensagem de advertência e não proceder cadastro</text:p>
          </table:table-cell>
        </table:table-row>
        <table:table-row table:style-name="TableRow168">
          <table:table-cell table:style-name="TableCell169">
            <text:p text:style-name="P170">Cadastro de funcionário</text:p>
          </table:table-cell>
          <table:table-cell table:style-name="TableCell171">
            <text:p text:style-name="P172">Nome com mais de um caractere</text:p>
          </table:table-cell>
          <table:table-cell table:style-name="TableCell173">
            <text:p text:style-name="P174">Realizar cadastro</text:p>
          </table:table-cell>
        </table:table-row>
        <table:table-row table:style-name="TableRow175">
          <table:table-cell table:style-name="TableCell176">
            <text:p text:style-name="P177">Cadastro de funcionário</text:p>
          </table:table-cell>
          <table:table-cell table:style-name="TableCell178">
            <text:p text:style-name="P179">Email com @ e final igual a “.com” ou “.com.br”</text:p>
          </table:table-cell>
          <table:table-cell table:style-name="TableCell180">
            <text:p text:style-name="P181">Realizar cadastro.</text:p>
          </table:table-cell>
        </table:table-row>
        <table:table-row table:style-name="TableRow182">
          <table:table-cell table:style-name="TableCell183">
            <text:p text:style-name="P184">Cadastro de funcionário</text:p>
          </table:table-cell>
          <table:table-cell table:style-name="TableCell185">
            <text:p text:style-name="P186">Email com @ e final diferente de “.com” ou “.com.br”</text:p>
          </table:table-cell>
          <table:table-cell table:style-name="TableCell187">
            <text:p text:style-name="P188">Mensagem de advertência e não proceder cadastro</text:p>
          </table:table-cell>
        </table:table-row>
        <table:table-row table:style-name="TableRow189">
          <table:table-cell table:style-name="TableCell190">
            <text:p text:style-name="P191">Cadastro de funcionário</text:p>
          </table:table-cell>
          <table:table-cell table:style-name="TableCell192">
            <text:p text:style-name="P193">Email sem @ e<text:s/>final igual a “.com” ou “.com.br”</text:p>
          </table:table-cell>
          <table:table-cell table:style-name="TableCell194">
            <text:p text:style-name="P195">Mensagem de advertência e não proceder cadastro</text:p>
          </table:table-cell>
        </table:table-row>
        <table:table-row table:style-name="TableRow196">
          <table:table-cell table:style-name="TableCell197">
            <text:p text:style-name="P198">Cadastro de funcionário</text:p>
          </table:table-cell>
          <table:table-cell table:style-name="TableCell199">
            <text:p text:style-name="P200">Email sem @ e final diferente de “.com” ou “.com.br”</text:p>
          </table:table-cell>
          <table:table-cell table:style-name="TableCell201">
            <text:p text:style-name="P202">Mensagem de advertência e não proceder cadastro</text:p>
          </table:table-cell>
        </table:table-row>
        <table:table-row table:style-name="TableRow203">
          <table:table-cell table:style-name="TableCell204">
            <text:p text:style-name="P205">Cadastro de funcionário</text:p>
          </table:table-cell>
          <table:table-cell table:style-name="TableCell206">
            <text:p text:style-name="P207">Senha com menos de 6<text:s/>caracteres</text:p>
          </table:table-cell>
          <table:table-cell table:style-name="TableCell208">
            <text:p text:style-name="P209">Mensagem de advertência e não proceder cadastro</text:p>
          </table:table-cell>
        </table:table-row>
        <table:table-row table:style-name="TableRow210">
          <table:table-cell table:style-name="TableCell211">
            <text:p text:style-name="P212">Cadastro de funcionário</text:p>
          </table:table-cell>
          <table:table-cell table:style-name="TableCell213">
            <text:p text:style-name="P214">Senha com mais de 6 caracteres</text:p>
          </table:table-cell>
          <table:table-cell table:style-name="TableCell215">
            <text:p text:style-name="P216">Realizar cadastro</text:p>
          </table:table-cell>
        </table:table-row>
        <table:table-row table:style-name="TableRow217">
          <table:table-cell table:style-name="TableCell218">
            <text:p text:style-name="P219">Cadastro de funcionário</text:p>
          </table:table-cell>
          <table:table-cell table:style-name="TableCell220">
            <text:p text:style-name="P221">Data de nascimento com o dia entre 1 e 31; mês entre 1 e 12; ano entre 1900 a atual</text:p>
          </table:table-cell>
          <table:table-cell table:style-name="TableCell222">
            <text:p text:style-name="P223">Realizar cadastro</text:p>
          </table:table-cell>
        </table:table-row>
        <text:soft-page-break/>
        <table:table-row table:style-name="TableRow224">
          <table:table-cell table:style-name="TableCell225">
            <text:p text:style-name="P226">Cadastro de funcionário</text:p>
          </table:table-cell>
          <table:table-cell table:style-name="TableCell227">
            <text:p text:style-name="P228">Data de nascimento com o dia fora do intervalo de 1 e 31.</text:p>
          </table:table-cell>
          <table:table-cell table:style-name="TableCell229">
            <text:p text:style-name="P230">Mensagem de advertência e não proceder cadastro</text:p>
          </table:table-cell>
        </table:table-row>
        <table:table-row table:style-name="TableRow231">
          <table:table-cell table:style-name="TableCell232">
            <text:p text:style-name="P233">Cadastro de funcionário</text:p>
          </table:table-cell>
          <table:table-cell table:style-name="TableCell234">
            <text:p text:style-name="P235">Data de nascimento com o mês fora do intervalo de 1 a 12</text:p>
          </table:table-cell>
          <table:table-cell table:style-name="TableCell236">
            <text:p text:style-name="P237">Mensagem de advertência e não proceder<text:s/>cadastro</text:p>
          </table:table-cell>
        </table:table-row>
        <table:table-row table:style-name="TableRow238">
          <table:table-cell table:style-name="TableCell239">
            <text:p text:style-name="P240">Cadastro de funcionário</text:p>
          </table:table-cell>
          <table:table-cell table:style-name="TableCell241">
            <text:p text:style-name="P242">Data de nascimento com o ano fora do intervalo de 1900 a atual</text:p>
          </table:table-cell>
          <table:table-cell table:style-name="TableCell243">
            <text:p text:style-name="P244">Mensagem de advertência e não proceder cadastro</text:p>
          </table:table-cell>
        </table:table-row>
        <table:table-row table:style-name="TableRow245">
          <table:table-cell table:style-name="TableCell246">
            <text:p text:style-name="P247">Cadastro de funcionário</text:p>
          </table:table-cell>
          <table:table-cell table:style-name="TableCell248">
            <text:p text:style-name="P249">Data de nascimento formatado (DD/MM/AAAA)</text:p>
          </table:table-cell>
          <table:table-cell table:style-name="TableCell250">
            <text:p text:style-name="P251">Realizar cadastro</text:p>
          </table:table-cell>
        </table:table-row>
        <table:table-row table:style-name="TableRow252">
          <table:table-cell table:style-name="TableCell253">
            <text:p text:style-name="P254">Cadastro de funcionário</text:p>
          </table:table-cell>
          <table:table-cell table:style-name="TableCell255">
            <text:p text:style-name="P256">Data de nascimento formatado (DD/MM/AA)</text:p>
          </table:table-cell>
          <table:table-cell table:style-name="TableCell257">
            <text:p text:style-name="P258">Realizar cadastro</text:p>
          </table:table-cell>
        </table:table-row>
        <table:table-row table:style-name="TableRow259">
          <table:table-cell table:style-name="TableCell260">
            <text:p text:style-name="P261">Cadastro de funcionário</text:p>
          </table:table-cell>
          <table:table-cell table:style-name="TableCell262">
            <text:p text:style-name="P263">Data de nascimento formatado (DDMMAAAA)</text:p>
          </table:table-cell>
          <table:table-cell table:style-name="TableCell264">
            <text:p text:style-name="P265">Realizar cadastro</text:p>
          </table:table-cell>
        </table:table-row>
        <table:table-row table:style-name="TableRow266">
          <table:table-cell table:style-name="TableCell267">
            <text:p text:style-name="P268">Cadastro de funcionário</text:p>
          </table:table-cell>
          <table:table-cell table:style-name="TableCell269">
            <text:p text:style-name="P270">Data de nascimento formatado (DDMMAA)</text:p>
          </table:table-cell>
          <table:table-cell table:style-name="TableCell271">
            <text:p text:style-name="P272">Realizar cadastro</text:p>
          </table:table-cell>
        </table:table-row>
        <table:table-row table:style-name="TableRow273">
          <table:table-cell table:style-name="TableCell274">
            <text:p text:style-name="P275">Cadastro de funcionário</text:p>
          </table:table-cell>
          <table:table-cell table:style-name="TableCell276">
            <text:p text:style-name="P277">Data de<text:s/>nascimento formatado (DDMMAA)</text:p>
          </table:table-cell>
          <table:table-cell table:style-name="TableCell278">
            <text:p text:style-name="P279">Realizar cadastro</text:p>
          </table:table-cell>
        </table:table-row>
        <table:table-row table:style-name="TableRow280">
          <table:table-cell table:style-name="TableCell281">
            <text:p text:style-name="P282">Cadastro de funcionário</text:p>
          </table:table-cell>
          <table:table-cell table:style-name="TableCell283">
            <text:p text:style-name="P284">Matrícula em branco</text:p>
          </table:table-cell>
          <table:table-cell table:style-name="TableCell285">
            <text:p text:style-name="P286">Mensagem de advertência e não proceder cadastro</text:p>
          </table:table-cell>
        </table:table-row>
        <table:table-row table:style-name="TableRow287">
          <table:table-cell table:style-name="TableCell288">
            <text:p text:style-name="P289">Cadastro de funcionário</text:p>
          </table:table-cell>
          <table:table-cell table:style-name="TableCell290">
            <text:p text:style-name="P291">Matrícula com apenas um caractere</text:p>
          </table:table-cell>
          <table:table-cell table:style-name="TableCell292">
            <text:p text:style-name="P293">Mensagem de advertência e não proceder cadastro</text:p>
          </table:table-cell>
        </table:table-row>
        <table:table-row table:style-name="TableRow294">
          <table:table-cell table:style-name="TableCell295">
            <text:p text:style-name="P296">Cadastro de funcionário</text:p>
          </table:table-cell>
          <table:table-cell table:style-name="TableCell297">
            <text:p text:style-name="P298">Matrícula com mais de um caractere</text:p>
          </table:table-cell>
          <table:table-cell table:style-name="TableCell299">
            <text:p text:style-name="P300">Realizar cadastro</text:p>
          </table:table-cell>
        </table:table-row>
        <table:table-row table:style-name="TableRow301">
          <table:table-cell table:style-name="TableCell302">
            <text:p text:style-name="P303">Cadastro de funcionário</text:p>
          </table:table-cell>
          <table:table-cell table:style-name="TableCell304">
            <text:p text:style-name="P305">Função em branco</text:p>
          </table:table-cell>
          <table:table-cell table:style-name="TableCell306">
            <text:p text:style-name="P307">Mensagem de advertência e não proceder cadastro</text:p>
          </table:table-cell>
        </table:table-row>
        <table:table-row table:style-name="TableRow308">
          <table:table-cell table:style-name="TableCell309">
            <text:p text:style-name="P310">Cadastro de funcionário</text:p>
          </table:table-cell>
          <table:table-cell table:style-name="TableCell311">
            <text:p text:style-name="P312">Função com apenas um caractere</text:p>
          </table:table-cell>
          <table:table-cell table:style-name="TableCell313">
            <text:p text:style-name="P314">Mensagem de advertência e não proceder cadastro</text:p>
          </table:table-cell>
        </table:table-row>
        <table:table-row table:style-name="TableRow315">
          <table:table-cell table:style-name="TableCell316">
            <text:p text:style-name="P317">Cadastro de funcionário</text:p>
          </table:table-cell>
          <table:table-cell table:style-name="TableCell318">
            <text:p text:style-name="P319">Função com mais de um caractere</text:p>
          </table:table-cell>
          <table:table-cell table:style-name="TableCell320">
            <text:p text:style-name="P321">Realizar cadastro</text:p>
          </table:table-cell>
        </table:table-row>
      </table:table>
      <text:p text:style-name="P3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weight="bold" style:font-weight-asian="bold" style:font-weight-complex="bold" style:text-underline-type="none" style:text-underline-color="font-color"/>
    </style:style>
    <style:style style:name="List1Level1" style:display-name="List1Level1" style:family="text">
      <style:text-properties fo:font-weight="bold" style:font-weight-asian="bold" style:font-weight-complex="bold" fo:font-size="13pt" style:font-size-asian="13pt" style:font-size-complex="13pt" style:text-underline-type="none" style:text-underline-color="font-color"/>
    </style:style>
    <style:style style:name="List1Level2" style:display-name="List1Level2" style:family="text">
      <style:text-properties fo:font-weight="normal" style:font-weight-asian="normal" style:font-weight-complex="normal"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abeçalhodoSumário" style:display-name="Cabeçalho do Sumário" style:family="paragraph" style:parent-style-name="Título1" style:next-style-name="Normal" style:default-outline-level="1">
      <style:paragraph-properties style:punctuation-wrap="hanging" style:text-autospace="ideograph-alpha" style:vertical-align="auto" fo:margin-top="0.1666in" fo:line-height="103%"/>
      <style:text-properties style:font-name="Calibri Light" style:font-name-asian="Times New Roman" style:font-name-complex="Times New Roman" fo:color="#2E74B5"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WW_CharLFO1LVL1" style:family="text">
      <style:text-properties fo:font-weight="bold" style:font-weight-asian="bold" style:font-weight-complex="bold" style:text-underline-type="none" style:text-underline-color="font-color"/>
    </style:style>
    <style:style style:name="WW_CharLFO1LVL2" style:family="text">
      <style:text-properties fo:font-weight="bold" style:font-weight-asian="bold" style:font-weight-complex="bold" fo:font-size="13pt" style:font-size-asian="13pt" style:font-size-complex="13pt" style:text-underline-type="none" style:text-underline-color="font-color"/>
    </style:style>
    <style:style style:name="WW_CharLFO1LVL3" style:family="text">
      <style:text-properties fo:font-weight="normal" style:font-weight-asian="normal" style:font-weight-complex="normal"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ágina<text:s/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cos</meta:initial-creator>
    <dc:creator>Marcos</dc:creator>
    <meta:creation-date>2015-06-11T03:32:00Z</meta:creation-date>
    <dc:date>2015-06-13T04:56:00Z</dc:date>
    <meta:template xlink:href="Normal" xlink:type="simple"/>
    <meta:editing-cycles>7</meta:editing-cycles>
    <meta:editing-duration>PT2460S</meta:editing-duration>
    <meta:document-statistic meta:page-count="5" meta:paragraph-count="11" meta:word-count="895" meta:character-count="5718" meta:row-count="40" meta:non-whitespace-character-count="4834"/>
  </office:meta>
</office:document-meta>
</file>